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text-properties officeooo:rsid="000e6abd" officeooo:paragraph-rsid="000e6abd"/>
    </style:style>
    <style:style style:name="P5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/>
      <style:text-properties officeooo:rsid="00106521" officeooo:paragraph-rsid="00106521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normal">
      <style:paragraph-properties fo:margin-left="0cm" fo:margin-right="0cm" fo:line-height="150%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/>
      <style:text-properties officeooo:rsid="00106521" officeooo:paragraph-rsid="00106521"/>
    </style:style>
    <style:style style:name="P10" style:family="paragraph" style:parent-style-name="normal" style:master-page-name="Standard">
      <style:paragraph-properties fo:text-align="center" style:justify-single-word="false" style:page-number="1"/>
      <style:text-properties officeooo:rsid="000e6abd" officeooo:paragraph-rsid="000e6abd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e6abd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style:text-underline-style="solid" style:text-underline-width="auto" style:text-underline-color="font-color" officeooo:rsid="000e6abd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color="#38761d" fo:font-size="12pt" fo:font-weight="bold" style:font-size-asian="12pt" style:font-weight-asian="bold" style:font-size-complex="12pt"/>
    </style:style>
    <style:style style:name="T9" style:family="text">
      <style:text-properties officeooo:rsid="00106521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Igor de Souza Carmelo</text:span></text:p>
      <text:p text:style-name="P1"><text:span text:style-name="T3">(</text:span><text:span text:style-name="T4">43</text:span><text:span text:style-name="T3">) </text:span><text:span text:style-name="T4">99119</text:span><text:span text:style-name="T3">-</text:span><text:span text:style-name="T4">6945</text:span></text:p>
      <text:p text:style-name="P1"><text:span text:style-name="T6">antoniosouzazaramelo</text:span><text:a xlink:type="simple" xlink:href="mailto:seumelhoremail@xx.com" text:style-name="Default_20_Style" text:visited-style-name="Default_20_Style"><text:span text:style-name="T5">@</text:span></text:a><text:span text:style-name="T6">gmail.com</text:span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1" svg:width="16.511cm" svg:height="0.054cm"><text:p/></draw:rect></text:p>
      <text:p text:style-name="P2"/>
      <text:p text:style-name="P3"><text:span text:style-name="T7">OBJETIVO</text:span></text:p>
      <text:p text:style-name="P3">Descreva o que você quer, o que almeja como objetivo profissional. Aqui também é interessante adicionar o que já fez que é relacionado com este objetivo e quais são suas motivações em querer trabalhar com isso.</text:p>
      <text:p text:style-name="P3"/>
      <text:p text:style-name="normal"/>
      <text:p text:style-name="normal"><text:span text:style-name="T7">FORMAÇÃO ACADÊMICA</text:span></text:p>
      <text:p text:style-name="P4">Jayme Canet- 1º Ano (Cursando)</text:p>
      <text:p text:style-name="normal"/>
      <text:p text:style-name="normal"/>
      <text:p text:style-name="normal"><text:span text:style-name="T7">PROJETOS</text:span></text:p>
      <text:p text:style-name="P4">Barbearia Alura/Atom</text:p>
      <text:p text:style-name="P4">Neste projéto eu usei o escritor para html chamado Atom, onde criei o html do meu site a partir de vídeo aulas realizadas na plataforma Alura, foi onde aprendi a usar o html para criação de sites.</text:p>
      <text:p text:style-name="normal"/>
      <text:p text:style-name="P4">Ping-Pong/P5js</text:p>
      <text:p text:style-name="P4">Neste projéto eu criei um ping-pong usando os conhecimentos obtidos na aula pelo Alura, e botei em prática, fazendo códigos pelo site P5js, onde foi possível criar um jogo de ping-pong virtual, usando somente as teclas W, A, S, D e as setas. </text:p>
      <text:p text:style-name="normal"/>
      <text:p text:style-name="normal">Explorador de artes digitais <text:span text:style-name="T9">que usa a plataforma </text:span>Alura <text:span text:style-name="T9">para consolidar seu conhecimento.</text:span> Scratch e p5.js <text:span text:style-name="T9">e Atom</text:span> são meus pincéis virtuais. Busco unir criatividade e tecnologia.</text:p>
      <text:p text:style-name="normal"/>
      <text:p text:style-name="normal"><text:span text:style-name="T7">TECNOLOGIAS </text:span><text:span text:style-name="T8">(aqui você lista as tecnologias, ferramentas e linguagens que você conhece)</text:span></text:p>
      <text:list xml:id="list3228116238" text:style-name="WWNum1">
        <text:list-item>
          <text:p text:style-name="P6">JavaScript</text:p>
        </text:list-item>
        <text:list-item>
          <text:p text:style-name="P6">Scratch</text:p>
        </text:list-item>
        <text:list-item>
          <text:p text:style-name="P6">Html e Css</text:p>
        </text:list-item>
      </text:list>
      <text:p text:style-name="P7"/>
      <text:p text:style-name="P7"/>
      <text:p text:style-name="P7"><text:span text:style-name="T7">EXPERIÊNCIA PROFISSIONAL</text:span></text:p>
      <text:p text:style-name="P9">Ja trabalhei criando designs para empresas novas, criando sites, editando o perfil de pessoas, criando logotipos, adesivando, cortando e cortando adesivos, atendendo clientes e fazendo vídeos explicativos para contratantes online.</text:p>
      <text:p text:style-name="P7"/>
      <text:p text:style-name="P8"><text:span text:style-name="T3">Nome do lugar que você teve sua experiência profissional</text:span> (ano de início - ano fim)</text:p>
      <text:p text:style-name="P8"><text:soft-page-break/><text:span text:style-name="T3">Cargo:</text:span> caso tenha tido</text:p>
      <text:p text:style-name="P8"><text:span text:style-name="T3">Atividades:</text:span></text:p>
      <text:list xml:id="list4090179547" text:style-name="WWNum2">
        <text:list-item>
          <text:p text:style-name="P5">Atividade 1: descrição resumida</text:p>
        </text:list-item>
        <text:list-item>
          <text:p text:style-name="P5">Atividade 2: descrição resumida</text:p>
        </text:list-item>
        <text:list-item>
          <text:p text:style-name="P5">Atividade 3: descrição resumida</text:p>
        </text:list-item>
      </text:list>
      <text:p text:style-name="P7"/>
      <text:p text:style-name="P7"><text:span text:style-name="T7">CURSOS | CERTIFICAÇÕES</text:span></text:p>
      <text:p text:style-name="P7">Nome do curso - Lugar onde fez - (ano de início - ano fim)</text:p>
      <text:p text:style-name="P7"/>
      <text:p text:style-name="P7"><text:span text:style-name="T7">IDIOMAS</text:span></text:p>
      <text:p text:style-name="P7">Liste aqui, informando o nível(iniciante, intermediário,avançado), quais idiomas você possui conhecimento.</text:p>
      <text:p text:style-name="P7"><text:span text:style-name="T3">Idioma</text:span> - lugar onde fez (ano de início - ano fim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6T11:05:19.754511213</dc:date>
    <meta:editing-duration>PT8M7S</meta:editing-duration>
    <meta:editing-cycles>1</meta:editing-cycles>
    <meta:document-statistic meta:table-count="0" meta:image-count="0" meta:object-count="0" meta:page-count="2" meta:paragraph-count="32" meta:word-count="293" meta:character-count="1844" meta:non-whitespace-character-count="1587"/>
    <meta:generator>LibreOffice/6.4.7.2$Linux_X86_64 LibreOffice_project/40$Build-2</meta:generator>
  </office:meta>
</office:document-meta>
</file>